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60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889cm" svg:height="0.889cm" svg:x="7.604cm" svg:y="3.01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6.704cm" svg:y="7.41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8.504cm" svg:y="7.41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12cm" svg:y1="4.705cm" svg:x2="12.532cm" svg:y2="4.705cm" svg:d="M4912 4705h7620">
          <text:p/>
        </draw:connector>
        <draw:connector draw:style-name="gr2" draw:text-style-name="P1" draw:layer="layout" draw:type="line" svg:x1="4.912cm" svg:y1="7.005cm" svg:x2="12.532cm" svg:y2="7.005cm" svg:d="M4912 7005h7620">
          <text:p/>
        </draw:connector>
        <draw:frame draw:style-name="gr3" draw:text-style-name="P4" draw:layer="layout" svg:width="2.187cm" svg:height="0.772cm" svg:x="11.271cm" svg:y="3.013cm">
          <draw:text-box>
            <text:p text:style-name="P3"><text:span text:style-name="T2">Depth=1</text:span></text:p>
          </draw:text-box>
        </draw:frame>
        <draw:frame draw:style-name="gr3" draw:text-style-name="P4" draw:layer="layout" svg:width="2.187cm" svg:height="0.772cm" svg:x="11.271cm" svg:y="5.413cm">
          <draw:text-box>
            <text:p text:style-name="P3"><text:span text:style-name="T2">Depth=2</text:span></text:p>
          </draw:text-box>
        </draw:frame>
        <draw:frame draw:style-name="gr3" draw:text-style-name="P4" draw:layer="layout" svg:width="2.187cm" svg:height="0.772cm" svg:x="11.271cm" svg:y="7.42cm">
          <draw:text-box>
            <text:p text:style-name="P3"><text:span text:style-name="T2">Depth=3</text:span></text:p>
          </draw:text-box>
        </draw:frame>
        <draw:custom-shape draw:style-name="gr1" draw:text-style-name="P2" xml:id="id1" draw:id="id1" draw:layer="layout" svg:width="0.889cm" svg:height="0.889cm" svg:x="5.804cm" svg:y="5.21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9.404cm" svg:y="5.21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4.904cm" svg:y="7.41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89cm" svg:height="0.889cm" svg:x="10.304cm" svg:y="7.413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248cm" svg:y1="5.213cm" svg:x2="8.048cm" svg:y2="3.902cm" draw:start-shape="id1" draw:start-glue-point="4" draw:end-shape="id2" draw:end-glue-point="8" svg:d="M6248 5213l1800-1311">
          <text:p/>
        </draw:connector>
        <draw:connector draw:style-name="gr4" draw:text-style-name="P1" draw:layer="layout" draw:type="line" svg:x1="9.848cm" svg:y1="5.213cm" svg:x2="8.048cm" svg:y2="3.902cm" draw:start-shape="id3" draw:start-glue-point="4" draw:end-shape="id2" draw:end-glue-point="8" svg:d="M9848 5213l-1800-1311">
          <text:p/>
        </draw:connector>
        <draw:connector draw:style-name="gr4" draw:text-style-name="P1" draw:layer="layout" draw:type="line" svg:x1="5.348cm" svg:y1="7.413cm" svg:x2="6.248cm" svg:y2="6.102cm" draw:start-shape="id4" draw:start-glue-point="4" draw:end-shape="id1" draw:end-glue-point="8" svg:d="M5348 7413l900-1311">
          <text:p/>
        </draw:connector>
        <draw:connector draw:style-name="gr4" draw:text-style-name="P1" draw:layer="layout" draw:type="line" svg:x1="7.148cm" svg:y1="7.413cm" svg:x2="6.248cm" svg:y2="6.102cm" draw:start-shape="id5" draw:start-glue-point="4" draw:end-shape="id1" draw:end-glue-point="8" svg:d="M7148 7413l-900-1311">
          <text:p/>
        </draw:connector>
        <draw:connector draw:style-name="gr4" draw:text-style-name="P1" draw:layer="layout" draw:type="line" svg:x1="8.948cm" svg:y1="7.413cm" svg:x2="9.848cm" svg:y2="6.102cm" draw:start-shape="id6" draw:start-glue-point="4" draw:end-shape="id3" draw:end-glue-point="8" svg:d="M8948 7413l900-1311">
          <text:p/>
        </draw:connector>
        <draw:connector draw:style-name="gr4" draw:text-style-name="P1" draw:layer="layout" draw:type="line" svg:x1="10.748cm" svg:y1="7.413cm" svg:x2="9.848cm" svg:y2="6.102cm" draw:start-shape="id7" draw:start-glue-point="4" draw:end-shape="id3" draw:end-glue-point="8" svg:d="M10748 7413l-900-13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6-04-18T11:46:16.13</meta:creation-date>
    <dc:date>2016-04-18T12:12:25.11</dc:date>
    <dc:creator>Loc Nguyen</dc:creator>
    <meta:editing-duration>PT19M12S</meta:editing-duration>
    <meta:editing-cycles>5</meta:editing-cycles>
    <meta:generator>OpenOffice/4.1.2$Win32 OpenOffice.org_project/412m3$Build-9782</meta:generator>
    <meta:document-statistic meta:object-count="18"/>
  </office:meta>
</office:document-meta>
</file>